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56f" officeooo:paragraph-rsid="00186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git la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10:53:43.756527549</meta:creation-date>
    <dc:date>2023-12-14T10:54:08.476752160</dc:date>
    <meta:editing-duration>PT24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6.4.7.2$Linux_X86_64 LibreOffice_project/40$Build-2</meta:generator>
  </office:meta>
</office:document-meta>
</file>